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2.54pt"/>
    </style:style>
    <style:style style:name="co4" style:family="table-column">
      <style:table-column-properties fo:break-before="auto" style:column-width="147.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.74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17.26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/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en" style:country-asian="US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en" style:country-asian="US" style:language-complex="none" style:country-complex="none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IGAIL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LEXANDER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ELIA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A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HANY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LLUM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RLES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RLIE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HARLOTTE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OR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MIAN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NIEL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table:style-name="ce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ELIZABETH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MILY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MMA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THAN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EORGE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RRY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SABELLA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LA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CK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COB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KE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MES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ENNIFER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ESSICA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ANNE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O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OHN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SEPH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YLE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UREN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AM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LY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INDA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DISON</text:p>
          </table:table-cell>
          <table:table-cell table:number-columns-repeated="7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MARGARET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Y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ON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GAN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A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CHAEL</text:p>
          </table:table-cell>
          <table:table-cell table:number-columns-repeated="7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MICHELLE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AH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LIVER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LIVIA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SCAR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TRICIA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OPPY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EECE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HYS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ICHARD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OBERT</text:p>
          </table:table-cell>
          <table:table-cell table:number-columns-repeated="7"/>
        </table:table-row>
        <table:table-row table:style-name="ro7">
          <table:table-cell office:value-type="float" office:value="56" calcext:value-type="float">
            <text:p>56</text:p>
          </table:table-cell>
          <table:table-cell office:value-type="string" calcext:value-type="string">
            <text:p>SAMANTHA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ARAH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OPHIA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OPHIE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USAN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HOMAS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RACY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ICTORIA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ILLIAM</text:p>
          </table:table-cell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ur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MS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IT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XAND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IS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ANDERS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GU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MSTRO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ILLI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I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RCLA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R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X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T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TTI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VERID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AI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Y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Y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ODI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BROW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UC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Y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CH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CHAN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URNET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RN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BYRN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IRN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LD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LDWEL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MER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MPBEL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RMICHAE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LMER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ISHOL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RISTI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LAR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CHRAN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LLIN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O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OP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UTT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WA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WI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RAI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RAWFOR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RUICKSHAN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UMMI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UNNINGHA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URR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VIDSO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DAVIE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DAV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WS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WA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IC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ICKS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OCHERT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ONAL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ONALDS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OWNI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RUMMON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UFF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UFF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UNC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UNLOP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UN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DGA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LLIO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EVAN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ALCON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ERGUSO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INDLA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INLAYS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ISHE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LEMIN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ORBE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OR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ORSYT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RASE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ULT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YF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GAG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LACH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LLOWA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GARCI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RDINE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ARDNE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EDDE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GELBER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IB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IBS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ILCHRIS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ILLESPI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ILLIE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ILMOU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ORDO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RAHAM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RAN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REI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RIEV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UN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UTHRI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ALL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AMILTO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NNAH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RDI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RPER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ARVE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AY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ENDERS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ENDR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IL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OG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OO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OUSTO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OWI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UGH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UTCHISO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UTTO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NGLI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NNE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RVIN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AC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ACKS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AMIES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JOHNSO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JOHNSTO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OHNSTON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JONE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ELL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KENNED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ER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KIRK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NOX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AIN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AIRD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LA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AMB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AMONT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AWRI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AWSO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LE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EITCH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ESLI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LI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I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INDSAY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ITTL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IVINGSTON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OGA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OV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ACDONALD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ACFARLAN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ACKAY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CKENZI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CKI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CLEA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CLEO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ACPHERSO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CRA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 office:value-type="string" calcext:value-type="string">
            <text:p>MARTI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MILL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 office:value-type="string" calcext:value-type="string">
            <text:p>MORTO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UIR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UNRO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URDOCH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 office:value-type="string" calcext:value-type="string">
            <text:p>MURPHY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URRAY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EIL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EILSO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ELSO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NICHOLSO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ICOL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ICOLL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ICOLSO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NISBE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OBL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O'BRIE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 office:value-type="string" calcext:value-type="string">
            <text:p>O'CONNO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 office:value-type="string" calcext:value-type="string">
            <text:p>O'KELLY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O'NEILL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O'RYA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 office:value-type="string" calcext:value-type="string">
            <text:p>O'SULLIVA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ORR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RK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TERSON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ATO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ATTERSO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ETRI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OLLOC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A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AMSAY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ANKI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EID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ENNI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ICHARDSO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ROBB</text:p>
          </table:table-cell>
        </table:table-row>
        <table:table-row table:style-name="ro8"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<text:span text:style-name="T1">RITCHIE</text:span>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ROBERT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ROBERTSO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ODGER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 office:value-type="string" calcext:value-type="string">
            <text:p>RODRIGUEZ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OS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 office:value-type="string" calcext:value-type="string">
            <text:p>ROY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USSELL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UTHERFORD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COTT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HARP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HAW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HEARE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HEPHERD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IMPSO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INCLAIR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 office:value-type="string" calcext:value-type="string">
            <text:p>SINGH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MART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 office:value-type="string" calcext:value-type="string">
            <text:p>SMITH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NEDDO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PENC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EPHE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EVENSO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EWART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IRLIN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5" office:value-type="string" calcext:value-type="string">
            <text:p>STRACHAN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5" office:value-type="string" calcext:value-type="string">
            <text:p>STUART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5" office:value-type="string" calcext:value-type="string">
            <text:p>SUTHERLAND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5" office:value-type="string" calcext:value-type="string">
            <text:p>SWAN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6" office:value-type="string" calcext:value-type="string">
            <text:p>TAIT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TAYLO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 office:value-type="string" calcext:value-type="string">
            <text:p>THOMA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THOMPSON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5" office:value-type="string" calcext:value-type="string">
            <text:p>THOMSO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5" office:value-type="string" calcext:value-type="string">
            <text:p>TODD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TREMBLAY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5" office:value-type="string" calcext:value-type="string">
            <text:p>TURNBUL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5" office:value-type="string" calcext:value-type="string">
            <text:p>TURNER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URQUHART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6" office:value-type="string" calcext:value-type="string">
            <text:p>WALKER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6" office:value-type="string" calcext:value-type="string">
            <text:p>WALLAC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 office:value-type="string" calcext:value-type="string">
            <text:p>WALSH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 office:value-type="string" calcext:value-type="string">
            <text:p>WAN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6" office:value-type="string" calcext:value-type="string">
            <text:p>WARD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5" office:value-type="string" calcext:value-type="string">
            <text:p>WATSON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5" office:value-type="string" calcext:value-type="string">
            <text:p>WATT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5" office:value-type="string" calcext:value-type="string">
            <text:p>WEBSTER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5" office:value-type="string" calcext:value-type="string">
            <text:p>WEIR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5" office:value-type="string" calcext:value-type="string">
            <text:p>WELSH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WHIT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6" office:value-type="string" calcext:value-type="string">
            <text:p>WHYT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6" office:value-type="string" calcext:value-type="string">
            <text:p>WILKI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 office:value-type="string" calcext:value-type="string">
            <text:p>WILLIAM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5" office:value-type="string" calcext:value-type="string">
            <text:p>WILLIAMSO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 office:value-type="string" calcext:value-type="string">
            <text:p>WILSON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5" office:value-type="string" calcext:value-type="string">
            <text:p>WOOD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5" office:value-type="string" calcext:value-type="string">
            <text:p>WRIGHT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5" office:value-type="string" calcext:value-type="string">
            <text:p>WYLI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5" office:value-type="string" calcext:value-type="string">
            <text:p>YOUNG</text:p>
          </table:table-cell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B2:Sheet2.B2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0:21:42.046099683</meta:creation-date>
    <dc:date>2020-04-12T00:36:58.024314481</dc:date>
    <meta:editing-duration>PT2H54M45S</meta:editing-duration>
    <meta:editing-cycles>2</meta:editing-cycles>
    <meta:generator>LibreOffice/6.0.7.3$Linux_X86_64 LibreOffice_project/00m0$Build-3</meta:generator>
    <meta:document-statistic meta:table-count="2" meta:cell-count="684" meta:object-count="0"/>
  </office:meta>
</office:document-meta>
</file>